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BEDOYA NUÑEZ BEATRIZ ROSARIO</text:p>
      <text:p text:style-name="P12">CANT. TOTAL DE CAJAS: 1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ANCHAMAYO</text:span></text:p>
      <text:p text:style-name="P5"/>
      <text:p text:style-name="P5">Recojo: <text:span text:style-name="T3">BEDOYA NUÑEZ BEATRIZ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17:22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